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Text_20_body" style:list-style-name="L12">
      <style:paragraph-properties fo:margin-top="0in" fo:margin-bottom="0in"/>
    </style:style>
    <style:style style:name="P19" style:family="paragraph" style:parent-style-name="Text_20_body" style:list-style-name="L13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4">
      <style:paragraph-properties fo:margin-top="0in" fo:margin-bottom="0in"/>
    </style:style>
    <style:style style:name="P41" style:family="paragraph" style:parent-style-name="Text_20_body" style:list-style-name="L15">
      <style:paragraph-properties fo:margin-top="0in" fo:margin-bottom="0in"/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Text_20_body" style:list-style-name="L18">
      <style:paragraph-properties fo:margin-top="0in" fo:margin-bottom="0in"/>
    </style:style>
    <style:style style:name="P45" style:family="paragraph" style:parent-style-name="Text_20_body" style:list-style-name="L1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0">
      <style:paragraph-properties fo:margin-top="0in" fo:margin-bottom="0in"/>
    </style:style>
  </office:automatic-styles>
  <office:body>
    <office:text>
      <text:h text:style-name="Heading_20_1" text:outline-level="1"><text:bookmark-start text:name="anleitung-installation-der-werkzeuge-und-einstiegsaufgabe"/>Anleitung Installation der Werkzeuge und Einstiegsaufgabe<text:bookmark-end text:name="anleitung-installation-der-werkzeuge-und-einstiegsaufgabe"/></text:h>
      <text:p text:style-name="First_20_paragraph">für Windows 10<text:line-break/>Datum: 02.04.2020</text:p>
      <text:h text:style-name="Heading_20_2" text:outline-level="2"><text:bookmark-start text:name="installation"/>Installation<text:bookmark-end text:name="installation"/></text:h>
      <text:h text:style-name="Heading_20_3" text:outline-level="3"><text:bookmark-start text:name="java-development-kit-jdk"/>1. Java Development Kit (JDK)<text:bookmark-end text:name="java-development-kit-jdk"/></text:h>
      <text:h text:style-name="Heading_20_4" text:outline-level="4"><text:bookmark-start text:name="herunterladen-und-entpacken"/>Herunterladen und entpacken<text:bookmark-end text:name="herunterladen-und-entpacken"/></text:h>
      <text:list text:style-name="L1">
        <text:list-item>
          <text:p text:style-name="P1">Rufen Sie folgende Seite auf, um das JDK herunter zu laden: <text:a xlink:type="simple" xlink:href="https://jdk.java.net" office:name=""><text:span text:style-name="Definition">https://jdk.java.net</text:span></text:a></text:p>
        </text:list-item>
        <text:list-item>
          <text:p text:style-name="P1">Öffnen Sie die Seite der aktuellen Version. Diese wird bei <text:span text:style-name="Source_Text">Ready for use</text:span> genannt. (aktuell: JDK 14)</text:p>
        </text:list-item>
        <text:list-item>
          <text:p text:style-name="P1">Unter <text:span text:style-name="Source_Text">Builds</text:span> finden Sie das Archiv zum Download. Klicken Sie auf <text:span text:style-name="Source_Text">zip</text:span>, hinter <text:span text:style-name="Source_Text">Windows/x64</text:span> um den Download zu starten. Speichern Sie das Archiv auf Ihrem Rechner, z.B. unter Downloads.</text:p>
        </text:list-item>
        <text:list-item>
          <text:p text:style-name="P1">Öffnen Sie das die Datei <text:span text:style-name="Source_Text">openjdk-14_windows-x64_bin.zip</text:span> mit einem Doppelklick. Das Archiv enthält den Ordner <text:span text:style-name="Source_Text">jdk-14</text:span>. Entpacken Sie diesen in das Verzeichnis unter <text:span text:style-name="Source_Text">C:\</text:span>. Dies können Sie einfach erledigen, in dem Sie in einem zweiten Explorer Fenster das Verzeichnis <text:span text:style-name="Source_Text">C:\</text:span> öffnen und anschließend den Ordner <text:span text:style-name="Source_Text">jdk-14</text:span> mit der Maus hinüber ziehen.</text:p>
        </text:list-item>
      </text:list>
      <text:h text:style-name="Heading_20_4" text:outline-level="4"><text:bookmark-start text:name="umgebungsvariablen-setzen"/>Umgebungsvariablen setzen<text:bookmark-end text:name="umgebungsvariablen-setzen"/></text:h>
      <text:list text:style-name="L2">
        <text:list-item>
          <text:p text:style-name="P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2">Gehen Sie auf <text:span text:style-name="Source_Text">Neu</text:span> und tragen Sie folgendes ein: <text:span text:style-name="Source_Text">C:\jdk-14\bin</text:span>. Klicken Sie auf <text:span text:style-name="Source_Text">Ok</text:span>.</text:p>
        </text:list-item>
        <text:list-item>
          <text:p text:style-name="P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"/>Test<text:bookmark-end text:name="test"/></text:h>
      <text:list text:style-name="L3">
        <text:list-item>
          <text:p text:style-name="P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3">Geben Sie ein: <text:span text:style-name="Source_Text">java -version</text:span>. Wenn Sie alles richtig gemacht haben erscheint nun folgender Text (achten Sie auf die Version):</text:p>
        </text:list-item>
      </text:list>
      <text:p text:style-name="P4">openjdk version `14` 2020-03-17</text:p>
      <text:p text:style-name="P5">OpenJDK Runtime Environment (build 14+36-1461)</text:p>
      <text:p text:style-name="P6">OpenJDK 64-Bit Server VM (build 14+36-1461, mixed mode, sharing)</text:p>
      <text:h text:style-name="Heading_20_3" text:outline-level="3"><text:bookmark-start text:name="ant"/>2. Ant<text:bookmark-end text:name="ant"/></text:h>
      <text:h text:style-name="Heading_20_4" text:outline-level="4"><text:bookmark-start text:name="herunterladen-und-entpacken-1"/>Herunterladen und entpacken<text:bookmark-end text:name="herunterladen-und-entpacken-1"/></text:h>
      <text:list text:style-name="L4">
        <text:list-item>
          <text:p text:style-name="P7">Rufen Sie folgende Seite auf: <text:a xlink:type="simple" xlink:href="https://ant.apache.org/bindownload.cgi" office:name=""><text:span text:style-name="Definition">https://ant.apache.org/bindownload.cgi</text:span></text:a></text:p>
        </text:list-item>
        <text:list-item>
          <text:p text:style-name="P7">Unter <text:span text:style-name="Source_Text">Current Release of Ant</text:span> wird die aktuell Version genannet (momentan: 1.10.7). Klicken Sie auf den link mit der <text:span text:style-name="Source_Text">.zip</text:span> Endung, um den Download zu starten. Speichern Sie das Archiv auf Ihrem Rechner zum Beispiel unter <text:span text:style-name="Source_Text">Downloads</text:span>.</text:p>
        </text:list-item>
        <text:list-item>
          <text:p text:style-name="P7">Öffnen Sie das die Datei <text:span text:style-name="Source_Text">apache-ant-1.10.7-bin.zip</text:span> mit einem Doppelklick. Das Archiv enthält den Ordner <text:span text:style-name="Source_Text">apache-ant-1.10.7</text:span>. Entpacken Sie diesen ebenenfalls in das Verzeichnis unter <text:span text:style-name="Source_Text">C:\</text:span>. Gehen Sie dabei gleich vor, wie beim Entpacken des JDKs im vorherigen Abschnitt.</text:p>
        </text:list-item>
      </text:list>
      <text:h text:style-name="Heading_20_4" text:outline-level="4"><text:bookmark-start text:name="umgebungsvariablen-setzen-1"/>Umgebungsvariablen setzen<text:bookmark-end text:name="umgebungsvariablen-setzen-1"/></text:h>
      <text:list text:style-name="L5">
        <text:list-item>
          <text:p text:style-name="P8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8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8">Gehen Sie auf <text:span text:style-name="Source_Text">Neu</text:span> und tragen Sie folgendes ein: <text:span text:style-name="Source_Text">C:\apache-ant-1.10.7\bin</text:span>. Klicken Sie auf <text:span text:style-name="Source_Text">Ok</text:span>.</text:p>
        </text:list-item>
        <text:list-item>
          <text:p text:style-name="P8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1"/>Test<text:bookmark-end text:name="test-1"/></text:h>
      <text:list text:style-name="L6">
        <text:list-item>
          <text:p text:style-name="P9">Drücken Sie die die Tastenkombination Windows-Taste + R auf Ihrer Tastatur. Im Fenster <text:span text:style-name="Source_Text">Ausführen</text:span> geben Sie <text:span text:style-name="Source_Text">cmd</text:span> ein und bestätigen mit Enter.</text:p>
        </text:list-item>
        <text:list-item>
          <text:p text:style-name="P9">Geben Sie ein: <text:span text:style-name="Source_Text">ant -version</text:span>. Wenn Sie alles richtig gemacht haben erscheint nun folgender Text:</text:p>
        </text:list-item>
      </text:list>
      <text:p text:style-name="P10">Apache Ant(TM) version 1.10.7 compiled on September 1 2019</text:p>
      <text:h text:style-name="Heading_20_3" text:outline-level="3"><text:bookmark-start text:name="artistic-style-astyle"/>3. Artistic Style (astyle)<text:bookmark-end text:name="artistic-style-astyle"/></text:h>
      <text:h text:style-name="Heading_20_4" text:outline-level="4"><text:bookmark-start text:name="herunterladen-und-entpacken-2"/>Herunterladen und entpacken<text:bookmark-end text:name="herunterladen-und-entpacken-2"/></text:h>
      <text:list text:style-name="L7">
        <text:list-item>
          <text:p text:style-name="P11">Rufen Sie folgende Seite auf: <text:a xlink:type="simple" xlink:href="https://sourceforge.net/projects/astyle/files/" office:name=""><text:span text:style-name="Definition">https://sourceforge.net/projects/astyle/files/</text:span></text:a>. Klicken Sie auf <text:span text:style-name="Source_Text">Download Latest Version</text:span>, um den Download zu starten. Speichern Sie das Archiv auf Ihrem Rechner zum Beispiel unter <text:span text:style-name="Source_Text">Downloads</text:span>.</text:p>
        </text:list-item>
        <text:list-item>
          <text:p text:style-name="P11">Öffnen Sie das die Datei <text:span text:style-name="Source_Text">ASytle_3.1_windows.zip</text:span> mit einem Doppelklick. Das Archiv enthält den Ordner <text:span text:style-name="Source_Text">AStyle</text:span>. Entpacken Sie diesen in das Verzeichnis unter `C:. Gehen Sie dabei gleich vor, wie in den vorherigen Abschnitten.</text:p>
        </text:list-item>
      </text:list>
      <text:h text:style-name="Heading_20_4" text:outline-level="4"><text:bookmark-start text:name="umgebungsvariablen-setzen-2"/>Umgebungsvariablen setzen<text:bookmark-end text:name="umgebungsvariablen-setzen-2"/></text:h>
      <text:list text:style-name="L8">
        <text:list-item>
          <text:p text:style-name="P1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1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12">Gehen Sie auf <text:span text:style-name="Source_Text">Neu</text:span> und tragen Sie folgendes ein: <text:span text:style-name="Source_Text">C:\ASytle\bin</text:span>. Klicken Sie auf <text:span text:style-name="Source_Text">Ok</text:span>.</text:p>
        </text:list-item>
        <text:list-item>
          <text:p text:style-name="P1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2"/>Test<text:bookmark-end text:name="test-2"/></text:h>
      <text:list text:style-name="L9">
        <text:list-item>
          <text:p text:style-name="P1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3">Geben Sie ein: <text:span text:style-name="Source_Text">astyle --version</text:span>. Wenn Sie alles richtig gemacht haben erscheint nun folgender Text:</text:p>
        </text:list-item>
      </text:list>
      <text:p text:style-name="P14">Artistic Style Version 3.1</text:p>
      <text:h text:style-name="Heading_20_3" text:outline-level="3"><text:bookmark-start text:name="checkstyle"/>4. checkstyle<text:bookmark-end text:name="checkstyle"/></text:h>
      <text:h text:style-name="Heading_20_4" text:outline-level="4"><text:bookmark-start text:name="herunterladen-und-entpacken-3"/>Herunterladen und entpacken<text:bookmark-end text:name="herunterladen-und-entpacken-3"/></text:h>
      <text:list text:style-name="L10">
        <text:list-item>
          <text:p text:style-name="P15">Rufen Sie folgende Seite auf: <text:a xlink:type="simple" xlink:href="https://github.com/checkstyle/checkstyle/releases/" office:name=""><text:span text:style-name="Definition">https://github.com/checkstyle/checkstyle/releases/</text:span></text:a>. Die aktuellste Version steht an oberster Stelle (momentan: 8.31). Klicken Sie unter <text:span text:style-name="Source_Text">Assets</text:span> auf <text:span text:style-name="Source_Text">checkstyle-8.31-all.jar</text:span>, um den Download zu starten. Speichern Sie das Archiv auf Ihrem Rechner zum Beispiel unter <text:span text:style-name="Source_Text">Downloads</text:span>.</text:p>
        </text:list-item>
        <text:list-item>
          <text:p text:style-name="P15">Legen Sie unter <text:span text:style-name="Source_Text">C:\</text:span> einen neuen Ordner mit den Namen <text:span text:style-name="Source_Text">Checkstyle</text:span> an. Verschieben Sie die Datei <text:span text:style-name="Source_Text">checkstyle-8.31-all.jar</text:span> aus <text:span text:style-name="Source_Text">Downloads</text:span> in diesen neuen Ordner.</text:p>
        </text:list-item>
      </text:list>
      <text:h text:style-name="Heading_20_4" text:outline-level="4"><text:bookmark-start text:name="test-3"/>Test<text:bookmark-end text:name="test-3"/></text:h>
      <text:list text:style-name="L11">
        <text:list-item>
          <text:p text:style-name="P16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Wechseln Sie in das Verzeichnis <text:span text:style-name="Source_Text">Checkstyle</text:span> mit folgender Anweisung: <text:span text:style-name="Source_Text">cd C:\Checkstyle</text:span></text:p>
        </text:list-item>
        <text:list-item>
          <text:p text:style-name="P16">Geben Sie ein: <text:span text:style-name="Source_Text">java -jar checkstyle-8.31-all.jar --version</text:span>. Wenn Sie alles richtig gemacht haben erscheint nun folgender Text:</text:p>
        </text:list-item>
      </text:list>
      <text:p text:style-name="P17">Checkstyle version: 8.31</text:p>
      <text:h text:style-name="Heading_20_3" text:outline-level="3"><text:bookmark-start text:name="spotbugs"/>5. spotbugs<text:bookmark-end text:name="spotbugs"/></text:h>
      <text:h text:style-name="Heading_20_4" text:outline-level="4"><text:bookmark-start text:name="herunterladen-und-entpacken-4"/>Herunterladen und entpacken<text:bookmark-end text:name="herunterladen-und-entpacken-4"/></text:h>
      <text:list text:style-name="L12">
        <text:list-item>
          <text:p text:style-name="P18">Rufen Sie folgende Seite auf: <text:a xlink:type="simple" xlink:href="https://spotbugs.readthedocs.io/en/stable/installing.html" office:name=""><text:span text:style-name="Definition">https://spotbugs.readthedocs.io/en/stable/installing.html</text:span></text:a>. Klicken Sie im ersten Abschnitt auf den Link <text:span text:style-name="Source_Text">zip-format</text:span>, um den Download zu starten. Speichern Sie das Archiv auf Ihrem Rechner zum Beispiel unter <text:span text:style-name="Source_Text">Downloads</text:span>.</text:p>
        </text:list-item>
        <text:list-item>
          <text:p text:style-name="P18">Öffnen Sie das die Datei <text:span text:style-name="Source_Text">spotbugs-4.0.1.zip</text:span> mit einem Doppelklick. Das Archiv enthält den Ordner <text:span text:style-name="Source_Text">spotbugs-4.0.1</text:span>. Entpacken Sie diesen Ordner nach <text:span text:style-name="Source_Text">C:\</text:span>.</text:p>
        </text:list-item>
      </text:list>
      <text:h text:style-name="Heading_20_4" text:outline-level="4"><text:bookmark-start text:name="test-4"/>Test<text:bookmark-end text:name="test-4"/></text:h>
      <text:list text:style-name="L13">
        <text:list-item>
          <text:p text:style-name="P19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9">Geben Sie ein: <text:span text:style-name="Source_Text">C:\spotbugs-4.0.1\bin\spotbugs -help</text:span>. Wenn Sie alles richtig gemacht haben erscheint nun folgender Text:</text:p>
        </text:list-item>
      </text:list>
      <text:p text:style-name="P20">SpotBugs version 4.0.1, https://spotbugs.github.io/</text:p>
      <text:p text:style-name="P21">Command line options</text:p>
      <text:p text:style-name="P22">fb analyze <text:s text:c="18"/>Perform SpotBugs Analysis</text:p>
      <text:p text:style-name="P23">fb errors <text:s text:c="19"/>List analysis errors stored in results file</text:p>
      <text:p text:style-name="P24">fb filter <text:s text:c="19"/>Filter analysis results</text:p>
      <text:p text:style-name="P25">fb gui <text:s text:c="22"/>Launch SpotBugs GUI</text:p>
      <text:p text:style-name="P26">fb help <text:s text:c="21"/>Provide help for commands</text:p>
      <text:p text:style-name="P27">fb list <text:s text:c="21"/>Convert analysis results to textual form</text:p>
      <text:p text:style-name="P28">fb set <text:s text:c="22"/>Set project configuration/options</text:p>
      <text:p text:style-name="P29">fb version <text:s text:c="18"/>List SpotBugs version</text:p>
      <text:p text:style-name="P30">fb history <text:s text:c="5"/>history <text:s text:c="5"/>List details from multi-version analysis results</text:p>
      <text:p text:style-name="P31">fb merge <text:s text:c="7"/>history <text:s text:c="5"/>Combine analysis results from different versions of software to produce multi-version analysis results</text:p>
      <text:p text:style-name="P32">fb union <text:s text:c="7"/>history <text:s text:c="5"/>Merge analysis results from disjoint components</text:p>
      <text:p text:style-name="P33">fb addMessages <text:s text:c="1"/>poweruser <text:s text:c="3"/>Add msgs (e.g., textual descriptions of bugs) to analysis results</text:p>
      <text:p text:style-name="P34">fb dis <text:s text:c="9"/>utility <text:s text:c="5"/>Disassemble a class file</text:p>
      <text:p text:style-name="P35"/>
      <text:p text:style-name="P36">General options:</text:p>
      <text:p text:style-name="P37"><text:s text:c="2"/>-jvmArgs args <text:s text:c="3"/>Pass args to JVM</text:p>
      <text:p text:style-name="P38"><text:s text:c="2"/>-maxHeap size <text:s text:c="3"/>Maximum Java heap size in megabytes (default=768)</text:p>
      <text:p text:style-name="P39"><text:s text:c="2"/>-javahome &lt;dir&gt; <text:s text:c="1"/>Specify location of JRE</text:p>
      <text:h text:style-name="Heading_20_3" text:outline-level="3"><text:bookmark-start text:name="notepad"/>6. Notepad++<text:bookmark-end text:name="notepad"/></text:h>
      <text:h text:style-name="Heading_20_4" text:outline-level="4"><text:bookmark-start text:name="herunterladen-und-entpacken-5"/>Herunterladen und entpacken<text:bookmark-end text:name="herunterladen-und-entpacken-5"/></text:h>
      <text:list text:style-name="L14">
        <text:list-item>
          <text:p text:style-name="P40">Rufen Sie folgende Seite auf: <text:a xlink:type="simple" xlink:href="https://notepad-plus-plus.org/downloads/" office:name=""><text:span text:style-name="Definition">https://notepad-plus-plus.org/downloads/</text:span></text:a>. Die aktuellste Version steht an oberster Stelle (momentan: 7.8.5). Klicken Sie unter <text:span text:style-name="Source_Text">Download 64-bit x64</text:span> auf <text:span text:style-name="Source_Text">zip-package</text:span>, um den Download zu starten. Speichern Sie das Archiv auf Ihrem Rechner zum Beispiel unter <text:span text:style-name="Source_Text">Downloads</text:span>.</text:p>
        </text:list-item>
        <text:list-item>
          <text:p text:style-name="P40">Klick Sie mit der rechten Maustaste auf die Datei <text:span text:style-name="Source_Text">npp.7.8.5.bin.x64.zip</text:span>. Wählen Sie im Kontextmenü <text:span text:style-name="Source_Text">Alle extrahieren</text:span>. Geben Sie nun im Textfeld <text:span text:style-name="Source_Text">C:\Notepad++</text:span> ein und klicken auf <text:span text:style-name="Source_Text">Extrahieren</text:span>.</text:p>
        </text:list-item>
      </text:list>
      <text:h text:style-name="Heading_20_4" text:outline-level="4"><text:bookmark-start text:name="umgebungsvariablen-setzen-3"/>Umgebungsvariablen setzen<text:bookmark-end text:name="umgebungsvariablen-setzen-3"/></text:h>
      <text:list text:style-name="L15">
        <text:list-item>
          <text:p text:style-name="P41">Fügen Sie <text:span text:style-name="Source_Text">C:\Notepad++\</text:span> zu Ihrer <text:span text:style-name="Source_Text">Path</text:span> Umgebungsvariable hinzu. Gehen Sie dazu vor, wie in den vorherigen Abschnitten beschrieben.</text:p>
        </text:list-item>
      </text:list>
      <text:h text:style-name="Heading_20_4" text:outline-level="4"><text:bookmark-start text:name="test-5"/>Test<text:bookmark-end text:name="test-5"/></text:h>
      <text:list text:style-name="L16">
        <text:list-item>
          <text:p text:style-name="P42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Geben Sie folgende Anweisung ein: <text:span text:style-name="Source_Text">notepad++</text:span>. Der Editor sollte sich nun in einem neuen Fenster öffnen.</text:p>
        </text:list-item>
      </text:list>
      <text:h text:style-name="Heading_20_3" text:outline-level="3"><text:bookmark-start text:name="diffutils"/>7. DiffUtils<text:bookmark-end text:name="diffutils"/></text:h>
      <text:h text:style-name="Heading_20_4" text:outline-level="4"><text:bookmark-start text:name="herunterladen-und-installieren"/>Herunterladen und installieren<text:bookmark-end text:name="herunterladen-und-installieren"/></text:h>
      <text:list text:style-name="L17">
        <text:list-item>
          <text:p text:style-name="P43">Rufen Sie die Seite <text:a xlink:type="simple" xlink:href="http://gnuwin32.sourceforge.net/downlinks/diffutils.php" office:name=""><text:span text:style-name="Definition">http://gnuwin32.sourceforge.net/downlinks/diffutils.php</text:span></text:a> auf. Der Download sollte nach wenigen Sekunden von selbst starten. Speichern Sie die Datei unter dem Namen <text:span text:style-name="Source_Text">diffutils-2.8.7-1.exe</text:span> im Ordner <text:span text:style-name="Source_Text">Downloads</text:span> ab.</text:p>
        </text:list-item>
        <text:list-item>
          <text:p text:style-name="P43">Führen Sie die Datei mit einem Doppelklick aus. Eventuell benötigen Sie dafür Admin-Rechte. Es öffnet sich der Installer. Klicken Sie sich mit <text:span text:style-name="Source_Text">next</text:span> durch den Installer. Sie brauchen keine Anpassungen vorzunehmen. Klicken Sie schließlich auf <text:span text:style-name="Source_Text">Install</text:span> um die Installation abzuschließen.</text:p>
        </text:list-item>
      </text:list>
      <text:h text:style-name="Heading_20_4" text:outline-level="4"><text:bookmark-start text:name="test-6"/>Test<text:bookmark-end text:name="test-6"/></text:h>
      <text:list text:style-name="L18">
        <text:list-item>
          <text:p text:style-name="P44">Öffnen Sie eine neue Console. Geben Sie ein: <text:span text:style-name="Source_Text">diff -v</text:span>. Sie sollten nun folgende Ausgabe sehe: <text:span text:style-name="Source_Text">diff - GNU diffutils version 2.7</text:span></text:p>
        </text:list-item>
      </text:list>
      <text:h text:style-name="Heading_20_2" text:outline-level="2"><text:bookmark-start text:name="kennenlernen-der-programmierwerkzeuge---einstiegsaufgabe"/>Kennenlernen der Programmierwerkzeuge - Einstiegsaufgabe<text:bookmark-end text:name="kennenlernen-der-programmierwerkzeuge---einstiegsaufgabe"/></text:h>
      <text:list text:style-name="L19">
        <text:list-item>
          <text:p text:style-name="P45">Erstellen Sie ein Arbeitsverzeichnis um Ihre Übungsaufgaben abzuspeichern. Legen Sie dieses Verzeichnis beispielsweise unter <text:span text:style-name="Source_Text">C:\</text:span> an und vergeben Sie den Namen <text:span text:style-name="Source_Text">prog1-uebungen</text:span>.</text:p>
        </text:list-item>
        <text:list-item>
          <text:p text:style-name="P45">Laden Sie das Archiv <text:span text:style-name="Source_Text">Einstieg-zuhause.jar</text:span> unter dem Link www-home.htwg-konstanz.de/~drachen/prog1/Einstieg-zuhause.jar herunter und speichern Sie dieses in Ihrem Arbeitsverzeichnis.</text:p>
        </text:list-item>
        <text:list-item>
          <text:p text:style-name="P45">Entpacken Sie das Archiv, in dem Sie eine Konsole öffnen und mit <text:span text:style-name="Source_Text">cd C:\prog1-uebungen</text:span> in Ihr Arbeitsverzeichnis wechseln. Führen Sie dann den Konsolenbefehl <text:span text:style-name="Source_Text">jar xf Einstieg-zuhause.jar</text:span> aus.</text:p>
        </text:list-item>
        <text:list-item>
          <text:p text:style-name="P45">Öffnen Sie die Datei build.xml in Notepad++ mit folgendem Befehl: <text:span text:style-name="Source_Text">notepad++ build.xml</text:span>.</text:p>
        </text:list-item>
        <text:list-item>
          <text:p text:style-name="P45">Passen Sie die Versionsnummer von Checkstyle an. Ändern Sie dafür in Zeile 13 die Version <text:span text:style-name="Source_Text">8.30</text:span> zu <text:span text:style-name="Source_Text">8.31</text:span>, wenn Sie diese Version verwenden.</text:p>
        </text:list-item>
        <text:list-item>
          <text:p text:style-name="P45">Wecheln Sie in der Konsole mit <text:span text:style-name="Source_Text">cd einstieg</text:span> in den Ordner <text:span text:style-name="Source_Text">einstieg</text:span>. Starten Sie in der Konsole den Editor Notepad++, indem Sie den folgenden Befehl eintippen <text:span text:style-name="Source_Text">notepad++ Einstieg.java</text:span>. Geben Sie im Editor das folgende Programm ein. Beenden Sie den Editor und speichern Sie dabei Ihr Programm.</text:p>
        </text:list-item>
      </text:list>
      <text:p text:style-name="P46">//Einstieg.java</text:p>
      <text:p text:style-name="P47">package einstieg;</text:p>
      <text:p text:style-name="P48"/>
      <text:p text:style-name="P49">import java.util.Scanner;</text:p>
      <text:p text:style-name="P50"/>
      <text:p text:style-name="P51">/**</text:p>
      <text:p text:style-name="P52"><text:s text:c="1"/>* Einstieg ist ein kleinesJava-Programm.</text:p>
      <text:p text:style-name="P53"><text:s text:c="1"/>* Es verwendet die Klassen Scanner und System aus der Java-Bibliothek.</text:p>
      <text:p text:style-name="P54"><text:s text:c="1"/>* @author TODO: Name eintragenund TODO inklusive Doppelpunkt löschen</text:p>
      <text:p text:style-name="P55"><text:s text:c="1"/>* @version TODO: Datum eintragenund TODO inklusive Doppelpunkt löschen</text:p>
      <text:p text:style-name="P56"><text:s text:c="1"/>*/</text:p>
      <text:p text:style-name="P57"/>
      <text:p text:style-name="P58">public final class Einstieg {</text:p>
      <text:p text:style-name="P59"><text:s text:c="4"/>private Einstieg() { }</text:p>
      <text:p text:style-name="P60"/>
      <text:p text:style-name="P61"><text:s text:c="4"/>private static final Scanner EINGABE = new Scanner(System.in);</text:p>
      <text:p text:style-name="P62"/>
      <text:p text:style-name="P63"><text:s text:c="4"/>/**</text:p>
      <text:p text:style-name="P64"><text:s text:c="5"/>* Die Klassenmethodemain ist der Startpunkt des Programms.</text:p>
      <text:p text:style-name="P65"><text:s text:c="5"/>* main verwendet die Methoden print und printf zum Ausgeben von Text</text:p>
      <text:p text:style-name="P66"><text:s text:c="5"/>* sowie die Methodennext und nextInt zum Einlesen von Text</text:p>
      <text:p text:style-name="P67"><text:s text:c="5"/>* und einer ganzen Zahl.</text:p>
      <text:p text:style-name="P68"><text:s text:c="5"/>* @param args wird nicht verwendet</text:p>
      <text:p text:style-name="P69"><text:s text:c="5"/>*/</text:p>
      <text:p text:style-name="P70"/>
      <text:p text:style-name="P71"><text:s text:c="4"/>public static void main(String[] args) {</text:p>
      <text:p text:style-name="P72"><text:s text:c="8"/>System.out.print("Vorname:");</text:p>
      <text:p text:style-name="P73"><text:s text:c="8"/>String vorname = EINGABE.next();</text:p>
      <text:p text:style-name="P74"><text:s text:c="2"/></text:p>
      <text:p text:style-name="P75"><text:s text:c="8"/>System.out.print("Anzahl bisher geschriebener Java-Programme: ");</text:p>
      <text:p text:style-name="P76"><text:s text:c="8"/>int anzahl = EINGABE.nextInt();</text:p>
      <text:p text:style-name="P77"/>
      <text:p text:style-name="P78"><text:s text:c="8"/>System.out.printf("%ss %d. Java-Programm funktioniert!%n",</text:p>
      <text:p text:style-name="P79"><text:s text:c="12"/>vorname, anzahl + 1);</text:p>
      <text:p text:style-name="P80"><text:s text:c="4"/>}</text:p>
      <text:p text:style-name="P81">}</text:p>
      <text:list text:style-name="L20">
        <text:list-item>
          <text:p text:style-name="P82">Übersetzen Sie Ihr Programm im Terminal mit dem Befehl <text:span text:style-name="Source_Text">javac Einstieg.java</text:span>.</text:p>
        </text:list-item>
        <text:list-item>
          <text:p text:style-name="P82">Wechseln Sie mit dem cd-Befehl in das Oberverzeichnis von einstieg/, also in das Arbeitsverzeichnis (auf die Leerstelle zwischen cd und .. achten): <text:span text:style-name="Source_Text">cd ..</text:span>.</text:p>
        </text:list-item>
        <text:list-item>
          <text:p text:style-name="P82">Lassen Sie Ihr Programm laufen mit dem Befehl <text:span text:style-name="Source_Text">java einstieg.Einstieg</text:span>. Das Programm fordert Sie auf, Ihren Vornamen sowie die Anzahl Ihrer bisher geschriebenen Java-Programme einzugeben, und gibt anschließend einen Text aus.</text:p>
        </text:list-item>
        <text:list-item>
          <text:p text:style-name="P82">Prüfen Siemit dem Werkzeug checkstyle, ob Sie in Ihrem Programm Stilregeln verletzt haben. Sie können checkstyle über das Automatisierungswerkzeug ant aufrufen: <text:span text:style-name="Source_Text">ant -Dpackage=einstieg style</text:span>. Bessern Sie nach, falls checkstyle Stilverletzungen meldet und gehen Sie zurück zu Schritt 7.</text:p>
        </text:list-item>
        <text:list-item>
          <text:p text:style-name="P82">Erzeugen Sie HTML-Dokumentation zum Programm mit dem Befehl: <text:span text:style-name="Source_Text">javadoc -html5 -d doc -linksource -author -version einstieg</text:span>. Betrachten Sie die Dokumentation. Im Dateimanager im neuen Unterverzeichnis <text:span text:style-name="Source_Text">doc/</text:span> die Datei index.html anklicken und dann die Links auf der angezeigten Seite weiterverfolgen, oder die Datei <text:span text:style-name="Source_Text">Lesezeichen.html</text:span> im Arbeitsverzeichnis als Einstieg verwenden. Untersuchen Sie, welche Texte aus den .java-Dateien wo in den HTML-Seiten st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